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ckwell1" svg:font-family="Rockwell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text-align="start" style:font-independent-line-spacing="true"/>
      <style:text-properties fo:font-size="28pt"/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36pt"/>
    </style:style>
    <style:style style:name="P5" style:family="paragraph">
      <style:paragraph-properties fo:margin-left="0cm" fo:margin-right="0cm" fo:margin-top="0.706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20pt"/>
    </style:style>
    <style:style style:name="P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7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663366" style:text-line-through-style="none" style:text-line-through-type="none" style:text-position="0% 100%" style:font-name="Rockwel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Rockwel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6633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1.428cm"/>
        <style:text-properties fo:color="#663366" fo:font-size="7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663366" fo:font-size="75%"/>
      </text:list-level-style-number>
      <text:list-level-style-bullet text:level="2" text:bullet-char="">
        <style:list-level-properties text:space-before="1.112cm" text:min-label-width="1.428cm"/>
        <style:text-properties fo:font-family="Wingdings" style:font-pitch="variable" style:font-charset="x-symbol" fo:color="#b870b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style:num-suffix="." text:bullet-char="">
        <style:list-level-properties text:space-before="0.001cm" text:min-label-width="0.634cm"/>
        <style:text-properties fo:font-family="Wingdings" style:font-pitch="variable" style:font-charset="x-symbol" fo:color="#663366" fo:font-size="75%"/>
      </text:list-level-style-bullet>
      <text:list-level-style-bullet text:level="2" text:bullet-char="">
        <style:list-level-properties text:space-before="1.112cm" text:min-label-width="1.428cm"/>
        <style:text-properties fo:font-family="Wingdings" style:font-pitch="variable" style:font-charset="x-symbol" fo:color="#b870b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">
        <style:list-level-properties text:space-before="0.001cm" text:min-label-width="1.428cm"/>
        <style:text-properties fo:color="#663366" fo:font-size="7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1" draw:layer="layout" svg:width="11.217cm" svg:height="2.592cm" svg:x="13.335cm" svg:y="12.846cm" presentation:class="title" presentation:placeholder="true" presentation:user-transformed="true">
          <draw:text-box/>
        </draw:frame>
        <draw:frame draw:name="Subtitle 2" presentation:style-name="pr2" draw:text-style-name="P2" draw:layer="layout" svg:width="11.217cm" svg:height="2.078cm" svg:x="13.335cm" svg:y="15.45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nctionnalités" draw:style-name="dp1" draw:master-page-name="Title_20_and_20_Content">
        <draw:frame draw:name="Title 1" presentation:style-name="pr4" draw:text-style-name="P4" draw:layer="layout" svg:width="20.989cm" svg:height="3.099cm" svg:x="1.385cm" svg:y="1.345cm" presentation:class="title" presentation:user-transformed="true">
          <draw:text-box>
            <text:p text:style-name="P3"><text:span text:style-name="T1">Fonctionnalités</text:span></text:p>
          </draw:text-box>
        </draw:frame>
        <draw:frame draw:name="Content Placeholder 2" presentation:style-name="pr5" draw:text-style-name="P6" draw:layer="layout" svg:width="20.989cm" svg:height="11.513cm" svg:x="1.385cm" svg:y="5.503cm" presentation:class="outline" presentation:user-transformed="true">
          <draw:text-box>
            <text:list text:style-name="L2">
              <text:list-item>
                <text:p text:style-name="P5"><text:span text:style-name="T2">En tant qu’utilisateur, je veux savoir où en est le process de localisation</text:span></text:p>
              </text:list-item>
              <text:list-item>
                <text:p text:style-name="P5"><text:span text:style-name="T2">En tant qu’utilisateur, je veux savoir si les données activés</text:span></text:p>
              </text:list-item>
              <text:list-item>
                <text:p text:style-name="P5"><text:span text:style-name="T2">En tant qu’utilisateur, je veux une UI plus rassurante=&gt; “Ne vous inquiétez pas, on arrive”</text:span></text:p>
              </text:list-item>
              <text:list-item>
                <text:p text:style-name="P5"><text:span text:style-name="T2">En tant qu’utilisateur et secouriste, pouvoir discuter par sms =&gt; avec numéro prioritaire</text:span></text:p>
              </text:list-item>
              <text:list-item>
                <text:p text:style-name="P5"><text:span text:style-name="T2">En tant qu’utilisateur, je veux pouvoir m’inscrire seul avant le voyage</text:span></text:p>
              </text:list-item>
            </text:list>
            <text:p text:style-name="P5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nctionnalités" draw:style-name="dp1" draw:master-page-name="Title_20_and_20_Content">
        <draw:frame draw:name="Title 1" presentation:style-name="pr4" draw:text-style-name="P4" draw:layer="layout" svg:width="20.989cm" svg:height="3.099cm" svg:x="1.385cm" svg:y="1.345cm" presentation:class="title" presentation:user-transformed="true">
          <draw:text-box>
            <text:p text:style-name="P3"><text:span text:style-name="T1">Fonctionnalités</text:span></text:p>
          </draw:text-box>
        </draw:frame>
        <draw:frame draw:name="Content Placeholder 2" presentation:style-name="pr5" draw:text-style-name="P6" draw:layer="layout" svg:width="20.989cm" svg:height="11.513cm" svg:x="1.385cm" svg:y="5.503cm" presentation:class="outline" presentation:user-transformed="true">
          <draw:text-box>
            <text:list text:style-name="L2">
              <text:list-item>
                <text:p text:style-name="P5"><text:span text:style-name="T2">Ajouter des services supplémentaire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Cartes des gites</text:span></text:p>
                  </text:list-item>
                  <text:list-item>
                    <text:p text:style-name="P7"><text:span text:style-name="T3">Points de sécurités</text:span></text:p>
                  </text:list-item>
                </text:list>
              </text:list-item>
              <text:list-item>
                <text:p text:style-name="P5"><text:span text:style-name="T2">Ajouter en dessous de la webapp, suggestion de premier secours</text:span></text:p>
              </text:list-item>
              <text:list-item>
                <text:p text:style-name="P5"><text:span text:style-name="T2">Quelqu’un d’autres peut demander l’envoi du sms</text:span></text:p>
              </text:list-item>
              <text:list-item>
                <text:p text:style-name="P5"><text:span text:style-name="T2">Bémol de la batterie</text:span></text:p>
              </text:list-item>
              <text:list-item>
                <text:p text:style-name="P5"><text:span text:style-name="T2">Multilingue</text:span></text:p>
              </text:list-item>
              <text:list-item>
                <text:p text:style-name="P5"><text:span text:style-name="T2">Rajouter geo loc par sms</text:span></text:p>
              </text:list-item>
            </text:list>
            <text:p text:style-name="P5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nouveaux usages" draw:style-name="dp1" draw:master-page-name="Title_20_and_20_Content">
        <draw:frame draw:name="Title 1" presentation:style-name="pr4" draw:text-style-name="P4" draw:layer="layout" svg:width="20.989cm" svg:height="3.099cm" svg:x="1.385cm" svg:y="1.345cm" presentation:class="title" presentation:user-transformed="true">
          <draw:text-box>
            <text:p text:style-name="P3"><text:span text:style-name="T1">Les nouveaux usages</text:span></text:p>
          </draw:text-box>
        </draw:frame>
        <draw:frame draw:name="Content Placeholder 2" presentation:style-name="pr7" draw:text-style-name="P6" draw:layer="layout" svg:width="20.989cm" svg:height="11.513cm" svg:x="1.385cm" svg:y="5.503cm" presentation:class="outline" presentation:user-transformed="true">
          <draw:text-box>
            <text:list text:style-name="L2">
              <text:list-item>
                <text:p text:style-name="P5"><text:span text:style-name="T2">Sauvetage en mer</text:span></text:p>
              </text:list-item>
              <text:list-item>
                <text:p text:style-name="P5"><text:span text:style-name="T2">Pour les personnes agés avec Azheimer</text:span></text:p>
              </text:list-item>
              <text:list-item>
                <text:p text:style-name="P5"><text:span text:style-name="T2">La meme application pour un milieu urbain, classique</text:span></text:p>
              </text:list-item>
              <text:list-item>
                <text:p text:style-name="P5"><text:span text:style-name="T2">Pour les muets / ou en endroit très bruyant ou pas de communication orale</text:span></text:p>
              </text:list-item>
            </text:list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nouveaux usages" draw:style-name="dp1" draw:master-page-name="Title_20_and_20_Content">
        <draw:frame draw:name="Title 1" presentation:style-name="pr4" draw:text-style-name="P4" draw:layer="layout" svg:width="20.989cm" svg:height="3.099cm" svg:x="1.385cm" svg:y="1.345cm" presentation:class="title" presentation:user-transformed="true">
          <draw:text-box>
            <text:p text:style-name="P3"><text:span text:style-name="T1">Les nouveaux usages</text:span></text:p>
          </draw:text-box>
        </draw:frame>
        <draw:frame draw:name="Content Placeholder 2" presentation:style-name="pr7" draw:text-style-name="P6" draw:layer="layout" svg:width="20.989cm" svg:height="11.513cm" svg:x="1.385cm" svg:y="5.503cm" presentation:class="outline" presentation:user-transformed="true">
          <draw:text-box>
            <text:list text:style-name="L2">
              <text:list-item>
                <text:p text:style-name="P5"><text:span text:style-name="T2">Pour les aveugles</text:span></text:p>
              </text:list-item>
              <text:list-item>
                <text:p text:style-name="P5"><text:span text:style-name="T2">Catastrophe naturelle en réseau ad hoc de communication</text:span></text:p>
              </text:list-item>
              <text:list-item>
                <text:p text:style-name="P5"><text:span text:style-name="T2">Catastrophe naturelle pour éviter réseau saturé</text:span></text:p>
              </text:list-item>
              <text:list-item>
                <text:p text:style-name="P5"><text:span text:style-name="T2">Les secours peuvent retrouver un français à l’étranger</text:span></text:p>
              </text:list-item>
              <text:list-item>
                <text:p text:style-name="P5"><text:span text:style-name="T2">Ne pas perdre mes éléves en classe verte.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ckwell1" svg:font-family="Rockwell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Rockwell1" fo:font-family="Rockwell" fo:font-size="20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Rockwell1" fo:font-family="Rockwel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Rockwell1" fo:font-family="Rockwel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Rockwell1" fo:font-family="Rockwel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Rockwell1" fo:font-family="Rockwell" fo:font-size="20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Rockwell1" fo:font-family="Rockwel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Rockwell1" fo:font-family="Rockwel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Rockwell1" fo:font-family="Rockwel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66336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66669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99996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.071cm" draw:fill="solid" draw:fill-color="#a3a10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330f4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hanging" style:writing-mode="lr-tb"/>
      <style:text-properties fo:font-size="28pt" fo:hyphenate="false"/>
    </style:style>
    <style:style style:name="MP4" style:family="paragraph">
      <style:paragraph-properties fo:text-align="start" style:font-independent-line-spacing="true"/>
      <style:text-properties fo:font-size="2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1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0" style:family="paragraph"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  <style:text-properties fo:font-size="20pt"/>
    </style:style>
    <style:style style:name="MP12" style:family="paragraph">
      <style:paragraph-properties fo:margin-left="0cm" fo:margin-right="0cm" fo:margin-top="0.706cm" fo:margin-bottom="0cm" fo:line-height="100%" fo:text-align="start" fo:text-indent="0cm" style:punctuation-wrap="hanging" style:writing-mode="lr-tb"/>
      <style:text-properties fo:font-size="20pt" fo:hyphenate="false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0pt"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663366" style:text-line-through-style="none" style:text-line-through-type="none" style:text-position="0% 100%" style:font-name="Rockwel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Rockwel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b870b8" style:text-line-through-style="none" style:text-line-through-type="none" style:text-position="0% 100%" style:font-name="Rockwell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MT4" style:family="text">
      <style:text-properties fo:font-variant="normal" fo:text-transform="none" fo:color="#663366" style:text-line-through-style="none" style:text-line-through-type="none" style:text-position="0% 100%" style:font-name="Rockwel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595959" style:text-line-through-style="none" style:text-line-through-type="none" style:text-position="0% 100%" style:font-name="Rockwel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Rockwel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b870b8" style:text-line-through-style="none" style:text-line-through-type="none" style:text-position="0% 100%" style:font-name="Rockwel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6633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b870b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634cm"/>
        <style:text-properties fo:font-family="Wingdings" style:font-pitch="variable" style:font-charset="x-symbol" fo:color="#663366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634cm"/>
        <style:text-properties fo:font-family="Wingdings" style:font-pitch="variable" style:font-charset="x-symbol" fo:color="#663366" fo:font-size="75%"/>
      </text:list-level-style-bullet>
      <text:list-level-style-bullet text:level="2" text:bullet-char="">
        <style:list-level-properties text:space-before="0.636cm" text:min-label-width="0.634cm"/>
        <style:text-properties fo:font-family="Wingdings" style:font-pitch="variable" style:font-charset="x-symbol" fo:color="#b870b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">
        <style:list-level-properties text:space-before="0.001cm" text:min-label-width="0.634cm"/>
        <style:text-properties fo:font-family="Wingdings" style:font-pitch="variable" style:font-charset="x-symbol" fo:color="#663366" fo:font-size="75%"/>
      </text:list-level-style-bullet>
      <text:list-level-style-bullet text:level="2" text:bullet-char="">
        <style:list-level-properties text:space-before="0.636cm" text:min-label-width="0.634cm"/>
        <style:text-properties fo:font-family="Wingdings" style:font-pitch="variable" style:font-charset="x-symbol" fo:color="#b870b8" fo:font-size="75%"/>
      </text:list-level-style-bullet>
      <text:list-level-style-bullet text:level="3" text:bullet-char="">
        <style:list-level-properties text:space-before="1.271cm" text:min-label-width="0.634cm"/>
        <style:text-properties fo:font-family="Wingdings" style:font-pitch="variable" style:font-charset="x-symbol" fo:color="#663366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">
        <style:list-level-properties text:space-before="0.001cm" text:min-label-width="0.634cm"/>
        <style:text-properties fo:font-family="Wingdings" style:font-pitch="variable" style:font-charset="x-symbol" fo:color="#663366" fo:font-size="75%"/>
      </text:list-level-style-bullet>
      <text:list-level-style-bullet text:level="2" text:bullet-char="">
        <style:list-level-properties text:space-before="0.636cm" text:min-label-width="0.634cm"/>
        <style:text-properties fo:font-family="Wingdings" style:font-pitch="variable" style:font-charset="x-symbol" fo:color="#b870b8" fo:font-size="75%"/>
      </text:list-level-style-bullet>
      <text:list-level-style-bullet text:level="3" text:bullet-char="">
        <style:list-level-properties text:space-before="1.271cm" text:min-label-width="0.634cm"/>
        <style:text-properties fo:font-family="Wingdings" style:font-pitch="variable" style:font-charset="x-symbol" fo:color="#663366" fo:font-size="75%"/>
      </text:list-level-style-bullet>
      <text:list-level-style-bullet text:level="4" text:bullet-char="">
        <style:list-level-properties text:space-before="1.906cm" text:min-label-width="0.634cm"/>
        <style:text-properties fo:font-family="Wingdings" style:font-pitch="variable" style:font-charset="x-symbol" fo:color="#b870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">
        <style:list-level-properties text:space-before="0.001cm" text:min-label-width="0.634cm"/>
        <style:text-properties fo:font-family="Wingdings" style:font-pitch="variable" style:font-charset="x-symbol" fo:color="#663366" fo:font-size="75%"/>
      </text:list-level-style-bullet>
      <text:list-level-style-bullet text:level="2" text:bullet-char="">
        <style:list-level-properties text:space-before="0.636cm" text:min-label-width="0.634cm"/>
        <style:text-properties fo:font-family="Wingdings" style:font-pitch="variable" style:font-charset="x-symbol" fo:color="#b870b8" fo:font-size="75%"/>
      </text:list-level-style-bullet>
      <text:list-level-style-bullet text:level="3" text:bullet-char="">
        <style:list-level-properties text:space-before="1.271cm" text:min-label-width="0.634cm"/>
        <style:text-properties fo:font-family="Wingdings" style:font-pitch="variable" style:font-charset="x-symbol" fo:color="#663366" fo:font-size="75%"/>
      </text:list-level-style-bullet>
      <text:list-level-style-bullet text:level="4" text:bullet-char="">
        <style:list-level-properties text:space-before="1.906cm" text:min-label-width="0.634cm"/>
        <style:text-properties fo:font-family="Wingdings" style:font-pitch="variable" style:font-charset="x-symbol" fo:color="#b870b8" fo:font-size="75%"/>
      </text:list-level-style-bullet>
      <text:list-level-style-bullet text:level="5" text:bullet-char="">
        <style:list-level-properties text:space-before="2.541cm" text:min-label-width="0.634cm"/>
        <style:text-properties fo:font-family="Wingdings" style:font-pitch="variable" style:font-charset="x-symbol" fo:color="#6633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11.217cm" svg:height="2.592cm" svg:x="13.335cm" svg:y="12.846cm" presentation:class="title" presentation:user-transformed="true">
        <draw:text-box>
          <text:p text:style-name="MP3"><text:span text:style-name="MT1">Cliquez pour éditer le format du texte-titreClick to edit Master title style</text:span></text:p>
        </draw:text-box>
      </draw:frame>
      <draw:frame draw:name="Date Placeholder 3" presentation:style-name="Mpr2" draw:text-style-name="MP6" draw:layer="backgroundobjects" svg:width="3.423cm" svg:height="1.013cm" svg:x="13.335cm" svg:y="17.849cm" presentation:class="date-time" presentation:user-transformed="true">
        <draw:text-box>
          <text:p text:style-name="MP5"><text:span text:style-name="MT2"><text:date style:data-style-name="D1" text:date-value="2015-10-23">23/10/2015</text:date></text:span></text:p>
        </draw:text-box>
      </draw:frame>
      <draw:frame draw:name="Footer Placeholder 4" presentation:style-name="Mpr2" draw:text-style-name="MP6" draw:layer="backgroundobjects" svg:width="7.27cm" svg:height="1.013cm" svg:x="17.531cm" svg:y="17.849cm" presentation:class="footer" presentation:user-transformed="true">
        <draw:text-box>
          <text:p/>
        </draw:text-box>
      </draw:frame>
      <draw:custom-shape draw:name="Rectangle 6" draw:style-name="Mgr3" draw:text-style-name="MP7" draw:layer="backgroundobjects" svg:width="11.764cm" svg:height="11.632cm" svg:x="0.785cm" svg:y="0.6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7" draw:layer="backgroundobjects" svg:width="5.714cm" svg:height="5.663cm" svg:x="18.896cm" svg:y="0.6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7" draw:layer="backgroundobjects" svg:width="5.714cm" svg:height="5.663cm" svg:x="12.846cm" svg:y="6.60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6" draw:text-style-name="MP7" draw:layer="backgroundobjects" svg:width="1.147cm" svg:height="2.287cm" svg:x="1.18cm" svg:y="0.486cm">
        <text:p text:style-name="MP8"><text:span text:style-name="MT3">+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7" draw:text-style-name="MP7" draw:layer="backgroundobjects" svg:width="5.714cm" svg:height="5.663cm" svg:x="12.846cm" svg:y="0.6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8" draw:text-style-name="MP7" draw:layer="backgroundobjects" svg:width="5.714cm" svg:height="5.663cm" svg:x="18.896cm" svg:y="6.60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7" draw:layer="backgroundobjects" svg:width="1.783cm" svg:height="4.444cm" svg:x="22.807cm" svg:y="0.7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0.989cm" svg:height="3.099cm" svg:x="1.385cm" svg:y="1.345cm" presentation:class="title" presentation:user-transformed="true">
        <draw:text-box>
          <text:p text:style-name="MP9"><text:span text:style-name="MT4">Cliquez pour éditer le format du texte-titreClick to edit Master title style</text:span></text:p>
        </draw:text-box>
      </draw:frame>
      <draw:frame draw:name="Content Placeholder 2" presentation:style-name="Mpr6" draw:text-style-name="MP14" draw:layer="backgroundobjects" svg:width="20.989cm" svg:height="11.513cm" svg:x="1.385cm" svg:y="5.503cm" presentation:class="outline" presentation:user-transformed="true">
        <draw:text-box>
          <text:list text:style-name="ML6">
            <text:list-item>
              <text:p text:style-name="MP11"><text:span text:style-name="MT5">Cliquez pour éditer le format du plan de texte</text:span></text:p>
              <text:list>
                <text:list-item>
                  <text:p text:style-name="MP11"><text:span text:style-name="MT5">Second niveau de plan</text:span></text:p>
                  <text:list>
                    <text:list-item>
                      <text:p text:style-name="MP11"><text:span text:style-name="MT5">Troisième niveau de plan</text:span></text:p>
                      <text:list>
                        <text:list-item>
                          <text:p text:style-name="MP11"><text:span text:style-name="MT5">Quatrième niveau de plan</text:span></text:p>
                          <text:list>
                            <text:list-item>
                              <text:p text:style-name="MP11"><text:span text:style-name="MT5">Cinquième niveau de plan</text:span></text:p>
                              <text:list>
                                <text:list-item>
                                  <text:p text:style-name="MP11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2"><text:span text:style-name="MT5">Septième niveau de plan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8.876cm" svg:y="17.843cm" presentation:class="date-time" presentation:user-transformed="true">
        <draw:text-box>
          <text:p text:style-name="MP15"><text:span text:style-name="MT2"><text:date style:data-style-name="D1" text:date-value="2015-10-23">23/10/2015</text:date></text:span></text:p>
        </draw:text-box>
      </draw:frame>
      <draw:frame draw:name="Footer Placeholder 4" presentation:style-name="Mpr7" draw:text-style-name="MP6" draw:layer="backgroundobjects" svg:width="17.007cm" svg:height="1.013cm" svg:x="0.56cm" svg:y="17.843cm" presentation:class="footer" presentation:user-transformed="true">
        <draw:text-box>
          <text:p/>
        </draw:text-box>
      </draw:frame>
      <draw:frame draw:name="Slide Number Placeholder 5" presentation:style-name="Mpr7" draw:text-style-name="MP16" draw:layer="backgroundobjects" svg:width="1.538cm" svg:height="1.013cm" svg:x="23.072cm" svg:y="0.673cm" presentation:class="page-number" presentation:user-transformed="true">
        <draw:text-box>
          <text:p text:style-name="MP15"><text:span text:style-name="MT7"><text:page-number>&lt;numéro&gt;</text:page-number></text:span></text:p>
        </draw:text-box>
      </draw:frame>
      <draw:custom-shape draw:name="TextBox 8" draw:style-name="Mgr6" draw:text-style-name="MP7" draw:layer="backgroundobjects" svg:width="0.724cm" svg:height="1.525cm" svg:x="0.62cm" svg:y="0.635cm">
        <text:p text:style-name="MP8"><text:span text:style-name="MT8">+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7" draw:layer="backgroundobjects" svg:width="0.253cm" svg:height="4.444cm" svg:x="22.412cm" svg:y="0.7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ZER QSDF</meta:initial-creator>
    <dc:creator>AZER QSDF</dc:creator>
    <meta:editing-cycles>4</meta:editing-cycles>
    <meta:creation-date>2015-10-13T14:30:39</meta:creation-date>
    <dc:date>2015-10-13T15:05:06</dc:date>
    <meta:editing-duration>PT34S</meta:editing-duration>
    <meta:generator>LibreOffice/4.3.7.2.0$Windows_x86 LibreOffice_project/48a90ee55c9f053c937b3e8638cc753652d70536</meta:generator>
    <meta:document-statistic meta:object-count="6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Advantage.thmx" xlink:href=""/>
  </office:meta>
</office:document-meta>
</file>